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0.65cm" fo:min-width="18.2cm" draw:shadow="visibl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cm" fo:min-width="16.25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5.794cm" fo:min-width="11.247cm"/>
      <style:paragraph-properties style:writing-mode="lr-tb"/>
    </style:style>
    <style:style style:name="gr5" style:family="graphic" style:parent-style-name="standard">
      <style:graphic-properties draw:auto-grow-height="false" fo:min-height="2.522cm" fo:min-width="3.472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4.14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51cm" fo:min-width="18.201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9.137cm" fo:min-width="10.385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5.87cm" fo:min-width="3.9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51cm" fo:min-width="18.201cm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2.91cm" fo:min-width="4.061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3.36cm" fo:min-width="7.009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1.645cm" fo:min-width="6.8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18.201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6.97cm" fo:min-width="8.52cm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0.924cm" fo:min-width="17.074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6.878cm" fo:min-width="5.72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18.201cm"/>
      <style:paragraph-properties style:writing-mode="lr-tb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2.546cm" fo:min-width="4.09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851cm" fo:min-width="18.201cm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5.669cm" fo:min-width="3.923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-color="#dee6ef"/>
      <style:paragraph-properties fo:text-align="center" style:writing-mode="lr-tb"/>
      <style:text-properties fo:font-size="18pt"/>
    </style:style>
    <style:style style:name="P6" style:family="paragraph"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dee6ef"/>
      <style:paragraph-properties fo:text-align="center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uk" fo:country="U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2" draw:layer="layout" svg:width="19cm" svg:height="2.5cm" svg:x="1.1cm" svg:y="1.102cm">
          <draw:text-box>
            <text:p text:style-name="P1"><text:span text:style-name="T1">1. Frame editor tab</text:span></text:p>
          </draw:text-box>
        </draw:frame>
        <draw:custom-shape draw:style-name="gr2" draw:text-style-name="P3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7.1cm" svg:height="3.6cm" svg:x="4.299cm" svg:y="10.301cm">
          <text:p text:style-name="P4">Palette and too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2.401cm" svg:height="6.698cm" svg:x="4.199cm" svg:y="3.402cm">
          <text:p text:style-name="P4">Zoomed with scrollbars image</text:p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6cm" svg:height="3.4cm" svg:x="16.9cm" svg:y="3.5cm">
          <text:p text:style-name="P6">Frame </text:p>
          <text:p text:style-name="P6">preview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7" draw:layer="layout" svg:width="27.301cm" svg:height="4.399cm" svg:x="1.399cm" svg:y="15.601cm">
          <draw:text-box>
            <text:p text:style-name="P1">In this tab user can edit selected frame and add it to current action timeline. Here possible create new image pixel-by-pixel, import any frame from library or single file, resize/move frame image, use some special drawing tools etc.</text:p>
          </draw:text-box>
        </draw:frame>
        <draw:custom-shape draw:style-name="gr7" draw:text-style-name="P4" draw:layer="layout" svg:width="18.701cm" svg:height="1.301cm" svg:x="3.098cm" svg:y="1.9cm">
          <text:p text:style-name="P4">Toolbar with tab specified operations and parameter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Звичайний">
        <draw:frame draw:style-name="gr1" draw:text-style-name="P2" draw:layer="layout" svg:width="19cm" svg:height="2.5cm" svg:x="1.1cm" svg:y="1.102cm">
          <draw:text-box>
            <text:p text:style-name="P1"><text:span text:style-name="T1">4. Source image tab</text:span></text:p>
          </draw:text-box>
        </draw:frame>
        <draw:custom-shape draw:style-name="gr2" draw:text-style-name="P3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1.899cm" svg:height="10.401cm" svg:x="9.5cm" svg:y="3.5cm">
          <text:p text:style-name="P4">Source image</text:p>
          <text:p text:style-name="P4">Used for import new frames to editor tab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4.901cm" svg:height="6.598cm" svg:x="4.199cm" svg:y="3.402cm">
          <text:p text:style-name="P4">Autodetected</text:p>
          <text:p text:style-name="P4">Or user-defined</text:p>
          <text:p text:style-name="P4">Frames li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27.301cm" svg:height="4.399cm" svg:x="1.399cm" svg:y="15.601cm">
          <draw:text-box>
            <text:p text:style-name="P1">In this tab user can autodetect or manually select/edit autodetected frames, then copy it to editor and add to selected action (and create resut spritesheet after)</text:p>
          </draw:text-box>
        </draw:frame>
        <draw:custom-shape draw:style-name="gr10" draw:text-style-name="P4" draw:layer="layout" svg:width="18.701cm" svg:height="1.201cm" svg:x="3.098cm" svg:y="2cm">
          <text:p text:style-name="P4">Toolbar with tab specified operations and parameter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901cm" svg:height="3.5cm" svg:x="4.199cm" svg:y="10.3cm">
          <text:p text:style-name="P4">Selected area</text:p>
          <text:p text:style-name="P4">Properties edi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Звичайний">
        <draw:frame draw:style-name="gr1" draw:text-style-name="P8" draw:layer="layout" svg:width="19cm" svg:height="2.5cm" svg:x="1.101cm" svg:y="1.101cm">
          <draw:text-box>
            <text:p><text:span text:style-name="T1">2. Actions tab</text:span></text:p>
          </draw:text-box>
        </draw:frame>
        <draw:custom-shape draw:style-name="gr2" draw:text-style-name="P3" draw:layer="layout" svg:width="18.7cm" svg:height="10.9cm" svg:x="3.1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7.1cm" svg:height="3.6cm" svg:x="4.3cm" svg:y="10.3cm">
          <text:p text:style-name="P9">Current action animation timelin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7.899cm" svg:height="4cm" svg:x="4.001cm" svg:y="5.7cm">
          <text:p text:style-name="P9">Current action properties</text:p>
          <text:p text:style-name="P9">(frames count,etc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7.6cm" svg:height="2.099cm" svg:x="4.2cm" svg:y="3.401cm">
          <text:p text:style-name="P9">Sprite actions list com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4.6cm" svg:height="3.4cm" svg:x="15.6cm" svg:y="4.1cm">
          <text:p text:style-name="P11">Action preview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4" draw:text-style-name="P12" draw:layer="layout" svg:width="18.6cm" svg:height="5.7cm" svg:x="1.4cm" svg:y="15.6cm">
          <draw:text-box>
            <text:p>In this tab user can create new actions, edit action properties and preview action animation.</text:p>
          </draw:text-box>
        </draw:frame>
        <draw:custom-shape draw:style-name="gr15" draw:text-style-name="P9" draw:layer="layout" svg:width="18.701cm" svg:height="1.2cm" svg:x="3.099cm" svg:y="2cm">
          <text:p text:style-name="P9">Toolbar with tab specified operations and parameters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Звичайний">
        <draw:frame draw:style-name="gr1" draw:text-style-name="P2" draw:layer="layout" svg:width="19cm" svg:height="2.5cm" svg:x="1.3cm" svg:y="1cm">
          <draw:text-box>
            <text:p text:style-name="P1"><text:span text:style-name="T1">1. Project summary tab</text:span></text:p>
          </draw:text-box>
        </draw:frame>
        <draw:custom-shape draw:style-name="gr2" draw:text-style-name="P3" draw:layer="layout" svg:width="18.7cm" svg:height="10.9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9.8cm" svg:height="8cm" svg:x="11.8cm" svg:y="5.5cm">
          <text:p text:style-name="P4">Result spritesheet</text:p>
          <text:p text:style-name="P4">(with autoscrollbar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7.7cm" svg:height="1.3cm" svg:x="3.9cm" svg:y="4cm">
          <text:p text:style-name="P4">Project path and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6.9cm" svg:height="7.8cm" svg:x="4.001cm" svg:y="5.6cm">
          <text:p text:style-name="P4">Sprite properties</text:p>
          <text:p text:style-name="P4">(based on JSON</text:p>
          <text:p text:style-name="P4">File forma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18.6cm" svg:height="5.7cm" svg:x="1.4cm" svg:y="15.6cm">
          <draw:text-box>
            <text:p text:style-name="P1">In sprite actions list all actions defined to current sprite.</text:p>
            <text:p text:style-name="P1"/>
          </draw:text-box>
        </draw:frame>
        <draw:custom-shape draw:style-name="gr19" draw:text-style-name="P4" draw:layer="layout" svg:width="18.701cm" svg:height="1.5cm" svg:x="3.199cm" svg:y="2cm">
          <text:p text:style-name="P4">Toolbar with tab specified operations and parameters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Звичайний">
        <draw:frame draw:style-name="gr1" draw:text-style-name="P2" draw:layer="layout" svg:width="19cm" svg:height="2.5cm" svg:x="1.1cm" svg:y="1.102cm">
          <draw:text-box>
            <text:p text:style-name="P1"><text:span text:style-name="T1">5. Library tab</text:span></text:p>
          </draw:text-box>
        </draw:frame>
        <draw:custom-shape draw:style-name="gr2" draw:text-style-name="P3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1.899cm" svg:height="10.401cm" svg:x="9.5cm" svg:y="3.5cm">
          <text:p text:style-name="P4">Image pre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4.901cm" svg:height="3.098cm" svg:x="4.199cm" svg:y="3.402cm">
          <text:p text:style-name="P4">Categor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27.301cm" svg:height="4.399cm" svg:x="1.399cm" svg:y="15.601cm">
          <draw:text-box>
            <text:p text:style-name="P1">In this tab user can manage local sprite library: add categories, import images to current category, move images between categories etc...</text:p>
            <text:p text:style-name="P1">Also user can select any image by double clicking on it and edit frames in ‘Source image’ tab.</text:p>
          </draw:text-box>
        </draw:frame>
        <draw:custom-shape draw:style-name="gr21" draw:text-style-name="P4" draw:layer="layout" svg:width="18.701cm" svg:height="1.101cm" svg:x="3.098cm" svg:y="2.1cm">
          <text:p text:style-name="P4">Toolbar with tab specified operations and parameters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4.901cm" svg:height="6.397cm" svg:x="4.199cm" svg:y="6.903cm">
          <text:p text:style-name="P4">Category</text:p>
          <text:p text:style-name="P4">File li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Звичайний">
        <draw:frame draw:style-name="gr1" draw:text-style-name="P8" draw:layer="layout" svg:width="19cm" svg:height="2.5cm" svg:x="1.1cm" svg:y="1.102cm">
          <draw:text-box>
            <text:p><text:span text:style-name="T1">6. Settings tab</text:span></text:p>
          </draw:text-box>
        </draw:frame>
        <draw:custom-shape draw:style-name="gr2" draw:text-style-name="P3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1.899cm" svg:height="10.401cm" svg:x="9.5cm" svg:y="3.5cm">
          <text:p text:style-name="P9">Image pre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4.901cm" svg:height="3.098cm" svg:x="4.199cm" svg:y="3.402cm">
          <text:p text:style-name="P9">Categor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27.301cm" svg:height="4.399cm" svg:x="1.399cm" svg:y="15.601cm">
          <draw:text-box>
            <text:p><text:span text:style-name="T2">Here</text:span><text:span text:style-name="T3"> user can </text:span><text:span text:style-name="T2">change</text:span><text:span text:style-name="T3"> program settings, like UI language, Library path, an so on.</text:span></text:p>
            <text:p><text:span text:style-name="T2">Will be filled more options in future.</text:span></text:p>
          </draw:text-box>
        </draw:frame>
        <draw:custom-shape draw:style-name="gr22" draw:text-style-name="P10" draw:layer="layout" svg:width="4.901cm" svg:height="6.397cm" svg:x="4.199cm" svg:y="6.903cm">
          <text:p text:style-name="P9">Category</text:p>
          <text:p text:style-name="P9">File li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2:11:09.629743509</meta:creation-date>
    <meta:generator>LibreOffice/6.4.7.2$Linux_X86_64 LibreOffice_project/40$Build-2</meta:generator>
    <dc:date>2022-05-11T23:11:26.249692091</dc:date>
    <meta:editing-duration>PT7H12M7S</meta:editing-duration>
    <meta:editing-cycles>21</meta:editing-cycles>
    <meta:print-date>2021-04-14T15:53:40.727842383</meta:print-date>
    <meta:document-statistic meta:object-count="42"/>
  </office:meta>
</office:document-meta>
</file>